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Leasing1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84pt"/>
    </style:style>
    <style:style style:name="co3" style:family="table-column">
      <style:table-column-properties fo:break-before="auto" style:column-width="109.19pt"/>
    </style:style>
    <style:style style:name="co4" style:family="table-column">
      <style:table-column-properties fo:break-before="auto" style:column-width="133.99pt"/>
    </style:style>
    <style:style style:name="co5" style:family="table-column">
      <style:table-column-properties fo:break-before="auto" style:column-width="141.99pt"/>
    </style:style>
    <style:style style:name="co6" style:family="table-column">
      <style:table-column-properties fo:break-before="auto" style:column-width="123.05pt"/>
    </style:style>
    <style:style style:name="co7" style:family="table-column">
      <style:table-column-properties fo:break-before="auto" style:column-width="123.79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72.06pt"/>
    </style:style>
    <style:style style:name="co10" style:family="table-column">
      <style:table-column-properties fo:break-before="auto" style:column-width="85.21pt"/>
    </style:style>
    <style:style style:name="co11" style:family="table-column">
      <style:table-column-properties fo:break-before="auto" style:column-width="91.76pt"/>
    </style:style>
    <style:style style:name="co12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99ff33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ff00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dddddd"/>
    </style:style>
    <style:style style:name="ce10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ackground-color="#dddddd"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4">
      <style:table-cell-properties fo:background-color="transparent"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 style:data-style-name="N11">
      <style:table-cell-properties fo:background-color="transparent" fo:border="0.06pt solid #000000"/>
    </style:style>
    <style:style style:name="ce18" style:family="table-cell" style:parent-style-name="Default" style:data-style-name="N2">
      <style:table-cell-properties fo:background-color="#dddddd" fo:border="0.06pt solid #000000"/>
    </style:style>
    <style:style style:name="ce1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b2b2b2" fo:border="0.06pt solid #000000"/>
    </style:style>
    <style:style style:name="ce27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00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ff66" fo:border-left="0.06pt solid #000000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f66" fo:border-left="0.06pt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11">
      <style:table-cell-properties fo:border="0.06pt solid #000000"/>
    </style:style>
    <style:style style:name="ce38" style:family="table-cell" style:parent-style-name="Default">
      <style:table-cell-properties fo:border-bottom="none" fo:background-color="#ffff66" fo:border-left="none" fo:border-right="0.06pt solid #000000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ffff66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 style:data-style-name="N1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2">
      <style:table-cell-properties fo:background-color="#66ff00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 fo:border="0.06pt solid #000000"/>
    </style:style>
    <style:style style:name="ce51" style:family="table-cell" style:parent-style-name="Default" style:data-style-name="N11">
      <style:table-cell-properties fo:background-color="#66ff00" fo:border="0.06pt solid #000000"/>
    </style:style>
    <style:style style:name="ce52" style:family="table-cell" style:parent-style-name="Default" style:data-style-name="N2">
      <style:table-cell-properties fo:background-color="#66ff00" fo:border="0.06pt solid #000000"/>
    </style:style>
    <style:style style:name="ce53" style:family="table-cell" style:parent-style-name="Default" style:data-style-name="N104"/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cell-protect="hidden-and-protected" style:print-content="tru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Leasing-INF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Generar_Button" form:control-implementation="ooo:com.sun.star.form.component.CommandButton" xml:id="control1" form:id="control1" form:label="Gener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nerar_click?language=Basic&amp;location=application" xlink:type="simple"/>
              </office:event-listeners>
            </form:button>
            <form:button form:name="Limpiar_Button" form:control-implementation="ooo:com.sun.star.form.component.CommandButton" xml:id="control2" form:id="control2" form:label="Limpiar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impiar_click?language=Basic&amp;location=application" xlink:type="simple"/>
              </office:event-listeners>
            </form:button>
          </form:form>
        </office:forms>
        <table:shapes>
          <draw:frame draw:z-index="0" draw:style-name="gr1" draw:text-style-name="P1" svg:width="309.77pt" svg:height="14.37pt" svg:x="854.65pt" svg:y="24.89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3.24pt" svg:height="15.99pt" svg:x="853.88pt" svg:y="37.73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5.16pt" svg:height="13.44pt" svg:x="855.16pt" svg:y="52.61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42.19pt" svg:height="16.81pt" svg:x="1163.51pt" svg:y="317.14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45.96pt" svg:height="15.28pt" svg:x="1163.99pt" svg:y="334.26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95.27pt" svg:height="15.14pt" svg:x="1030.39pt" svg:y="375.51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288.79pt" svg:height="16.84pt" svg:x="1028.95pt" svg:y="355.58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control draw:z-index="7" draw:text-style-name="P2" svg:width="118.18pt" svg:height="24.18pt" svg:x="65.48pt" svg:y="287.26pt" draw:control="control1"/>
          <draw:control draw:z-index="8" draw:text-style-name="P2" svg:width="118.18pt" svg:height="24.18pt" svg:x="202.59pt" svg:y="286.58pt" draw:control="control2"/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3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Leasing - Prestamos: Tabla de Amortización BRD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20" office:value-type="string" calcext:value-type="string" table:number-columns-spanned="1" table:number-rows-spanned="2">
            <text:p>TIPO TASA</text:p>
          </table:table-cell>
          <table:table-cell table:style-name="ce27" office:value-type="string" calcext:value-type="string">
            <text:p>0 = PRIME RATE 1 = LIBOR</text:p>
          </table:table-cell>
          <table:table-cell table:style-name="ce33" office:value-type="string" calcext:value-type="string">
            <text:p>Ajuste Inflación:</text:p>
          </table:table-cell>
          <table:table-cell table:style-name="ce37" office:value-type="percentage" office:value="0.0241" calcext:value-type="percentage">
            <text:p>2.41%</text:p>
          </table:table-cell>
          <table:table-cell table:number-columns-repeated="9"/>
          <table:table-cell table:style-name="ce54" office:value-type="string" calcext:value-type="string">
            <text:p>INFO:</text:p>
          </table:table-cell>
        </table:table-row>
        <table:table-row table:style-name="ro1">
          <table:table-cell/>
          <table:table-cell table:style-name="ce4" office:value-type="string" calcext:value-type="string">
            <text:p>Monto Total del Bien</text:p>
          </table:table-cell>
          <table:table-cell table:style-name="ce10" office:value-type="float" office:value="2751.48" calcext:value-type="float">
            <text:p>2751.48</text:p>
          </table:table-cell>
          <table:covered-table-cell table:style-name="ce21"/>
          <table:table-cell table:style-name="ce28" office:value-type="string" calcext:value-type="string">
            <text:p>LIBOR</text:p>
          </table:table-cell>
          <table:table-cell table:style-name="ce17" office:value-type="percentage" office:value="0.0248" calcext:value-type="percentage">
            <text:p>2.48%</text:p>
          </table:table-cell>
          <table:table-cell table:style-name="ce7" office:value-type="string" calcext:value-type="string">
            <text:p>OWN PRIME</text:p>
          </table:table-cell>
          <table:table-cell table:number-columns-repeated="9"/>
          <table:table-cell table:style-name="ce55" office:value-type="string" calcext:value-type="string">
            <text:p>Desarrollado por Brayan Rodríguez &lt;<text:a xlink:href="mailto:bradrd2009jp@gmail.com" xlink:type="simple">bradrd2009jp@gmail.com</text:a>&gt; 2018</text:p>
          </table:table-cell>
        </table:table-row>
        <table:table-row table:style-name="ro1">
          <table:table-cell/>
          <table:table-cell table:style-name="ce4" office:value-type="string" calcext:value-type="string">
            <text:p>Tasa Efectiva Anual</text:p>
          </table:table-cell>
          <table:table-cell table:style-name="ce11" table:formula="of:=IF([.D4]=0; (1+[.G2])*(1+[.G5])*(1+[.F4])-1; (1+[.G2])*(1+[.G5])*(1+[.F3])-1)" office:value-type="percentage" office:value="0.11145255529" calcext:value-type="percentage">
            <text:p>11.15%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string" calcext:value-type="string">
            <text:p>PRIME RATE</text:p>
          </table:table-cell>
          <table:table-cell table:style-name="ce17" office:value-type="percentage" office:value="0.0229" calcext:value-type="percentage">
            <text:p>2.29%</text:p>
          </table:table-cell>
          <table:table-cell table:style-name="ce17" office:value-type="percentage" office:value="0.0381" calcext:value-type="percentage">
            <text:p>3.81%</text:p>
          </table:table-cell>
          <table:table-cell table:number-columns-repeated="9"/>
          <table:table-cell office:value-type="string" calcext:value-type="string">
            <text:p>Versión Beta 0.2 Para LibreOffice.Calc</text:p>
          </table:table-cell>
        </table:table-row>
        <table:table-row table:style-name="ro1">
          <table:table-cell/>
          <table:table-cell table:style-name="ce5" office:value-type="string" calcext:value-type="string">
            <text:p>Vida Útil</text:p>
          </table:table-cell>
          <table:table-cell table:style-name="ce12" office:value-type="float" office:value="25" calcext:value-type="float">
            <text:p>25</text:p>
          </table:table-cell>
          <table:table-cell table:style-name="ce23" office:value-type="string" calcext:value-type="string" table:number-columns-spanned="2" table:number-rows-spanned="1">
            <text:p><text:s/>Años</text:p>
          </table:table-cell>
          <table:covered-table-cell table:style-name="Default"/>
          <table:table-cell table:style-name="ce8" office:value-type="string" calcext:value-type="string">
            <text:p>Tasa Nominal</text:p>
          </table:table-cell>
          <table:table-cell table:style-name="ce11" table:formula="of:=[.G4]+[.F4]" office:value-type="percentage" office:value="0.061" calcext:value-type="percentage">
            <text:p>6.10%</text:p>
          </table:table-cell>
          <table:table-cell table:number-columns-repeated="9"/>
          <table:table-cell office:value-type="string" calcext:value-type="string">
            <text:p>Derechos reservados de uso</text:p>
          </table:table-cell>
        </table:table-row>
        <table:table-row table:style-name="ro1">
          <table:table-cell/>
          <table:table-cell table:style-name="ce5" office:value-type="string" calcext:value-type="string">
            <text:p>Período</text:p>
          </table:table-cell>
          <table:table-cell table:style-name="ce2" office:value-type="string" calcext:value-type="string">
            <text:p>Mensual</text:p>
          </table:table-cell>
          <table:table-cell table:style-name="ce2" office:value-type="string" calcext:value-type="string">
            <text:p>Bimensual</text:p>
          </table:table-cell>
          <table:table-cell table:style-name="ce2" office:value-type="string" calcext:value-type="string">
            <text:p>Trimestral</text:p>
          </table:table-cell>
          <table:table-cell table:style-name="ce2" office:value-type="string" calcext:value-type="string">
            <text:p>Cuatrimestral</text:p>
          </table:table-cell>
          <table:table-cell table:style-name="ce2" office:value-type="string" calcext:value-type="string">
            <text:p>Semestral</text:p>
          </table:table-cell>
          <table:table-cell table:number-columns-repeated="9"/>
          <table:table-cell office:value-type="string" calcext:value-type="string">
            <text:p>Licenciamiento regulado por derechos de autor</text:p>
          </table:table-cell>
        </table:table-row>
        <table:table-row table:style-name="ro1">
          <table:table-cell/>
          <table:table-cell table:style-name="ce5" office:value-type="string" calcext:value-type="string">
            <text:p>Tasa Efectiva Equiv.</text:p>
          </table:table-cell>
          <table:table-cell table:style-name="ce11" table:formula="of:=(1+[.$C$4])^(1/12)-1" office:value-type="percentage" office:value="0.00884453111205819" calcext:value-type="percentage">
            <text:p>0.88%</text:p>
          </table:table-cell>
          <table:table-cell table:style-name="ce11" table:formula="of:=(1+[.$C$4])^(1/6)-1" office:value-type="percentage" office:value="0.0177672879547086" calcext:value-type="percentage">
            <text:p>1.78%</text:p>
          </table:table-cell>
          <table:table-cell table:style-name="ce11" table:formula="of:=(1+[.$C$4])^(1/4)-1" office:value-type="percentage" office:value="0.0267689623978591" calcext:value-type="percentage">
            <text:p>2.68%</text:p>
          </table:table-cell>
          <table:table-cell table:style-name="ce11" table:formula="of:=(1+[.$C$4])^(1/3)-1" office:value-type="percentage" office:value="0.0358502524306827" calcext:value-type="percentage">
            <text:p>3.59%</text:p>
          </table:table-cell>
          <table:table-cell table:style-name="ce11" table:formula="of:=(1+[.$C$4])^(1/2)-1" office:value-type="percentage" office:value="0.0542545021435763" calcext:value-type="percentage">
            <text:p>5.43%</text:p>
          </table:table-cell>
          <table:table-cell table:number-columns-repeated="2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6" office:value-type="string" calcext:value-type="string">
            <text:p>PMT</text:p>
          </table:table-cell>
          <table:table-cell table:style-name="ce8" office:value-type="string" calcext:value-type="string">
            <text:p>Cuota Base</text:p>
          </table:table-cell>
          <table:table-cell table:style-name="ce8" office:value-type="string" calcext:value-type="string">
            <text:p>Amort. Contante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Tiempo Leasing</text:p>
          </table:table-cell>
          <table:table-cell table:style-name="ce13" office:value-type="float" office:value="5" calcext:value-type="float">
            <text:p>5.00</text:p>
          </table:table-cell>
          <table:table-cell table:style-name="ce23" office:value-type="string" calcext:value-type="string" table:number-columns-spanned="4" table:number-rows-spanned="1">
            <text:p><text:s/>Años</text:p>
          </table:table-cell>
          <table:covered-table-cell table:number-columns-repeated="3" table:style-name="Default"/>
          <table:table-cell table:number-columns-repeated="2"/>
          <table:table-cell table:style-name="ce47" table:formula="of:=IF([.$C$10] = 12; PMT([.C7]; [.$D$16]; -[.$C$16]; [.$C$18]); IF([.$C$10] = 6; PMT([.D7]; [.$D$16]; -[.$C$16]; [.$C$18]); IF([.$C$10] = 4; PMT([.E7]; [.$D$16]; -[.$C$16]; [.$C$18]); IF([.$C$10] = 3; PMT([.F7]; [.$D$16]; -[.$C$16]; [.$C$18]); IF([.$C$10]=2; PMT([.G7]; [.$D$16]; -[.$C$16]; [.$C$18]); PMT([.C4]; [.$D$16]; -[.$C$16]; [.$C$18]))))))" office:value-type="float" office:value="225.493019178039" calcext:value-type="float">
            <text:p>225.49</text:p>
          </table:table-cell>
          <table:table-cell table:style-name="ce47" table:formula="of:=IF([.H18]= 1; [.$M$24]; [.$K$24])" office:value-type="float" office:value="198.146142677277" calcext:value-type="float">
            <text:p>198.15</text:p>
          </table:table-cell>
          <table:table-cell table:style-name="ce47" table:formula="of:=([.$C$16]-[.$C$18])/[.$D$16]" office:value-type="float" office:value="170.59176" calcext:value-type="float">
            <text:p>170.59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úmero Período/Año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string" calcext:value-type="string" table:number-columns-spanned="4" table:number-rows-spanned="1">
            <text:p>1= Anual 2=Semestral 3=Cuatrimestral 4=Trimestral 6=Bimensual 12= Mensual</text:p>
          </table:table-cell>
          <table:covered-table-cell table:number-columns-repeated="2" table:style-name="ce30"/>
          <table:covered-table-cell table:style-name="ce16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Número de cuotas</text:p>
          </table:table-cell>
          <table:table-cell table:style-name="ce15" table:formula="of:=[.C9]*[.C10]"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2"/>
          <table:table-cell table:style-name="ce48" office:value-type="float" office:value="12" calcext:value-type="float">
            <text:p>12</text:p>
          </table:table-cell>
          <table:table-cell table:style-name="ce47" table:formula="of:=PMT([.C7]; [.$D$16]; -[.$C$16]; [.$C$18])" office:value-type="float" office:value="183.396836914725" calcext:value-type="float">
            <text:p>183.4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8" office:value-type="float" office:value="6" calcext:value-type="float">
            <text:p>6</text:p>
          </table:table-cell>
          <table:table-cell table:style-name="ce47" table:formula="of:=PMT([.D7]; [.$D$16]; -[.$C$16]; [.$C$18])" office:value-type="float" office:value="196.812356092732" calcext:value-type="float">
            <text:p>196.8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ipo Leasing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 table:number-columns-spanned="4" table:number-rows-spanned="1">
            <text:p>0 = Financiero; 1 = Operativo (Renting)</text:p>
          </table:table-cell>
          <table:covered-table-cell table:number-columns-repeated="3" table:style-name="Default"/>
          <table:table-cell table:style-name="ce41" office:value-type="string" calcext:value-type="string">
            <text:p>Progresión:</text:p>
          </table:table-cell>
          <table:table-cell/>
          <table:table-cell table:style-name="ce48" office:value-type="float" office:value="4" calcext:value-type="float">
            <text:p>4</text:p>
          </table:table-cell>
          <table:table-cell table:style-name="ce47" table:formula="of:=PMT([.E7]; [.$D$16]; -[.$C$16]; [.$C$18])" office:value-type="float" office:value="210.843310555796" calcext:value-type="float">
            <text:p>210.84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Cuota Inicial (Prima %)</text:p>
          </table:table-cell>
          <table:table-cell table:style-name="ce17" office:value-type="percentage" office:value="0.05" calcext:value-type="percentage">
            <text:p>5.00%</text:p>
          </table:table-cell>
          <table:table-cell table:style-name="Default" table:number-columns-repeated="4"/>
          <table:table-cell table:style-name="ce8" office:value-type="string" calcext:value-type="string">
            <text:p>Aumento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 table:style-name="ce47" table:formula="of:=PMT([.F7]; [.$D$16]; -[.$C$16]; [.$C$18])" office:value-type="float" office:value="225.493019178039" calcext:value-type="float">
            <text:p>225.49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Cuota inicial Monto</text:p>
          </table:table-cell>
          <table:table-cell table:style-name="ce18" table:formula="of:=[.$C$14]*[.$C$3]" office:value-type="float" office:value="137.574" calcext:value-type="float">
            <text:p>137.57</text:p>
          </table:table-cell>
          <table:table-cell table:style-name="ce25" office:value-type="string" calcext:value-type="string">
            <text:p>Periodo Amortización</text:p>
          </table:table-cell>
          <table:table-cell table:style-name="ce8" office:value-type="string" calcext:value-type="string">
            <text:p>Forma pago:</text:p>
          </table:table-cell>
          <table:table-cell table:style-name="ce34" office:value-type="string" calcext:value-type="string">
            <text:p>0 = Cuotas Constantes</text:p>
          </table:table-cell>
          <table:table-cell table:style-name="ce38" office:value-type="string" calcext:value-type="string">
            <text:p>2= Amort. Constante</text:p>
          </table:table-cell>
          <table:table-cell table:style-name="ce42" office:value-type="percentage" office:value="0.02" calcext:value-type="percentage">
            <text:p>2.00%</text:p>
          </table:table-cell>
          <table:table-cell/>
          <table:table-cell table:style-name="ce48" office:value-type="float" office:value="2" calcext:value-type="float">
            <text:p>2</text:p>
          </table:table-cell>
          <table:table-cell table:style-name="ce47" table:formula="of:=PMT([.G7]; [.$D$16]; -[.$C$16]; [.$C$18])" office:value-type="float" office:value="256.653717986302" calcext:value-type="float">
            <text:p>256.6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onto a Financiar</text:p>
          </table:table-cell>
          <table:table-cell table:style-name="ce18" table:formula="of:=[.$C$3]-[.$C$15]" office:value-type="float" office:value="2613.906" calcext:value-type="float">
            <text:p>2613.91</text:p>
          </table:table-cell>
          <table:table-cell table:style-name="ce26" table:formula="of:=IF([.C13]=1; [.C5]*[.C10];[.C11])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35" office:value-type="string" calcext:value-type="string">
            <text:p>1 = Cuotas Crecientes</text:p>
          </table:table-cell>
          <table:table-cell table:style-name="ce39"/>
          <table:table-cell table:style-name="ce43" office:value-type="string" calcext:value-type="string">
            <text:p>0 = Aritmética</text:p>
          </table:table-cell>
          <table:table-cell/>
          <table:table-cell table:style-name="ce48" office:value-type="float" office:value="1" calcext:value-type="float">
            <text:p>1</text:p>
          </table:table-cell>
          <table:table-cell table:style-name="ce47" table:formula="of:=PMT([.C4]; [.$D$16]; -[.$C$16]; [.$C$18])" office:value-type="float" office:value="364.841833151717" calcext:value-type="float">
            <text:p>364.84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Opción de compra %</text:p>
          </table:table-cell>
          <table:table-cell table:style-name="ce17" office:value-type="percentage" office:value="0.02" calcext:value-type="percentage">
            <text:p>2.00%</text:p>
          </table:table-cell>
          <table:table-cell table:style-name="Default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44" office:value-type="string" calcext:value-type="string">
            <text:p>1 = Geométrica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Valor de Compra</text:p>
          </table:table-cell>
          <table:table-cell table:style-name="ce18" table:formula="of:=IF([.C13]=1; 0; [.C17]*[.C3])" office:value-type="float" office:value="55.0296" calcext:value-type="float">
            <text:p>55.03</text:p>
          </table:table-cell>
          <table:table-cell table:style-name="Default"/>
          <table:table-cell table:style-name="ce8" office:value-type="string" calcext:value-type="string">
            <text:p>Cuota Constante</text:p>
          </table:table-cell>
          <table:table-cell table:style-name="ce8" office:value-type="string" calcext:value-type="string">
            <text:p>Cuota Base</text:p>
          </table:table-cell>
          <table:table-cell table:style-name="ce8" office:value-type="string" calcext:value-type="string">
            <text:p>Amort. Constante</text:p>
          </table:table-cell>
          <table:table-cell table:style-name="ce45" office:value-type="float" office:value="1" calcext:value-type="float" table:number-columns-spanned="1" table:number-rows-spanned="2">
            <text:p>1</text:p>
          </table:table-cell>
          <table:table-cell/>
          <table:table-cell table:style-name="ce49" office:value-type="string" calcext:value-type="string" table:number-columns-spanned="2" table:number-rows-spanned="1">
            <text:p>Aritmética</text:p>
          </table:table-cell>
          <table:covered-table-cell table:style-name="ce50"/>
          <table:table-cell table:style-name="ce49" office:value-type="string" calcext:value-type="string" table:number-columns-spanned="2" table:number-rows-spanned="1">
            <text:p>Geométrica</text:p>
          </table:table-cell>
          <table:covered-table-cell table:style-name="ce50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18" table:formula="of:=IF([.E16]=0;[.J9] ;&quot;&quot;)" office:value-type="float" office:value="225.493019178039" calcext:value-type="float">
            <text:p>225.49</text:p>
          </table:table-cell>
          <table:table-cell table:style-name="ce18" table:formula="of:=IF([.E16]=1; [.K9]; &quot;&quot;)">
            <text:p/>
          </table:table-cell>
          <table:table-cell table:style-name="ce18" table:formula="of:=IF([.$E$16] =2; [.L9]; &quot;&quot;)">
            <text:p/>
          </table:table-cell>
          <table:covered-table-cell/>
          <table:table-cell/>
          <table:table-cell table:style-name="ce48" office:value-type="string" calcext:value-type="string">
            <text:p>Tasa:</text:p>
          </table:table-cell>
          <table:table-cell table:style-name="ce51" table:formula="of:=IF([.$C$10]=12;[.$C$7]; IF([.$C$10]=6;[.$D$7]; IF([.$C$10]=4; [.$E$7]; IF([.$C$10]=3; [.$F$7]; IF([.$C$10]= 2; [.$G$7]; [.$C$4])))))" office:value-type="percentage" office:value="0.0358502524306827" calcext:value-type="percentage">
            <text:p>3.59%</text:p>
          </table:table-cell>
          <table:table-cell table:style-name="ce48" office:value-type="string" calcext:value-type="string">
            <text:p>Tasa:</text:p>
          </table:table-cell>
          <table:table-cell table:style-name="ce51" table:formula="of:=IF([.$C$10]=12;[.$C$7]; IF([.$C$10]=6;[.$D$7]; IF([.$C$10]=4; [.$E$7]; IF([.$C$10]=3; [.$F$7]; IF([.$C$10]= 2; [.$G$7]; [.$C$4])))))" office:value-type="percentage" office:value="0.0358502524306827" calcext:value-type="percentage">
            <text:p>3.59%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Gastos Administrativos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"/>
          <table:table-cell table:style-name="ce48" office:value-type="string" calcext:value-type="string">
            <text:p>Incremento:</text:p>
          </table:table-cell>
          <table:table-cell table:style-name="ce51" table:formula="of:=[.$H$15]" office:value-type="percentage" office:value="0.02" calcext:value-type="percentage">
            <text:p>2.00%</text:p>
          </table:table-cell>
          <table:table-cell table:style-name="ce48" office:value-type="string" calcext:value-type="string">
            <text:p>Incremento:</text:p>
          </table:table-cell>
          <table:table-cell table:style-name="ce51" table:formula="of:=[.$H$15]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8" office:value-type="string" calcext:value-type="string">
            <text:p>Períodos:</text:p>
          </table:table-cell>
          <table:table-cell table:style-name="ce52" table:formula="of:=[.$D$16]" office:value-type="float" office:value="15" calcext:value-type="float">
            <text:p>15.00</text:p>
          </table:table-cell>
          <table:table-cell table:style-name="ce48" office:value-type="string" calcext:value-type="string">
            <text:p>Períodos:</text:p>
          </table:table-cell>
          <table:table-cell table:style-name="ce52" table:formula="of:=[.$D$16]" office:value-type="float" office:value="15" calcext:value-type="float">
            <text:p>15.0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Impuestos</text:p>
          </table:table-cell>
          <table:table-cell table:style-name="ce19" office:value-type="percentage" office:value="0.15" calcext:value-type="percentage">
            <text:p>15.00%</text:p>
          </table:table-cell>
          <table:table-cell table:style-name="ce7" office:value-type="string" calcext:value-type="string">
            <text:p>Incluye Impuesto: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 table:number-columns-spanned="2" table:number-rows-spanned="1">
            <text:p>0 = Sin Impuesto <text:s/>1 = Con Impuesto</text:p>
          </table:table-cell>
          <table:covered-table-cell table:style-name="ce40"/>
          <table:table-cell table:number-columns-repeated="2"/>
          <table:table-cell table:style-name="ce48" office:value-type="string" calcext:value-type="string">
            <text:p>Financiado:</text:p>
          </table:table-cell>
          <table:table-cell table:style-name="ce52" table:formula="of:=[.$C$16]-[.$C$18]*(1+[.M19])^-[.M21]" office:value-type="float" office:value="2581.46145315128" calcext:value-type="float">
            <text:p>2581.46</text:p>
          </table:table-cell>
          <table:table-cell table:style-name="ce48" office:value-type="string" calcext:value-type="string">
            <text:p>Financiado:</text:p>
          </table:table-cell>
          <table:table-cell table:style-name="ce52" table:formula="of:=[.$C$16]-[.$C$18]*(1+[.M19])^-[.M21]" office:value-type="float" office:value="2581.46145315128" calcext:value-type="float">
            <text:p>2581.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8" office:value-type="string" calcext:value-type="string">
            <text:p>Gradiente:</text:p>
          </table:table-cell>
          <table:table-cell table:style-name="ce52" table:formula="of:=([.K19]*((1+[.K19])^[.K21]-1) + [.K20]*((1+[.K19])^[.K21] - 1 - [.K21]*[.K19]))/([.K19]^2 * (1+[.K19])^[.K21])" office:value-type="float" office:value="12.900967105875" calcext:value-type="float">
            <text:p>12.90</text:p>
          </table:table-cell>
          <table:table-cell table:style-name="ce48" office:value-type="string" calcext:value-type="string">
            <text:p>Gradiente:</text:p>
          </table:table-cell>
          <table:table-cell table:style-name="ce52" table:formula="of:=(1+[.M20])^[.M21]*(1+[.M19])^-[.M21] - 1" office:value-type="float" office:value="-0.206498169076986" calcext:value-type="float">
            <text:p>-0.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32" office:value-type="string" calcext:value-type="string" table:number-columns-spanned="1" table:number-rows-spanned="2">
            <text:p>Opción Compra:</text:p>
          </table:table-cell>
          <table:table-cell table:style-name="ce8" office:value-type="string" calcext:value-type="string">
            <text:p>Cuota</text:p>
          </table:table-cell>
          <table:table-cell table:style-name="ce8" office:value-type="string" calcext:value-type="string">
            <text:p>I.V.</text:p>
          </table:table-cell>
          <table:table-cell table:style-name="ce8" office:value-type="string" calcext:value-type="string">
            <text:p>Importe Total</text:p>
          </table:table-cell>
          <table:table-cell/>
          <table:table-cell table:style-name="ce48" office:value-type="string" calcext:value-type="string">
            <text:p>Cuota Base:</text:p>
          </table:table-cell>
          <table:table-cell table:style-name="ce52" table:formula="of:=[.K22]/[.K23]" office:value-type="float" office:value="200.098289683702" calcext:value-type="float">
            <text:p>200.10</text:p>
          </table:table-cell>
          <table:table-cell table:style-name="ce48" office:value-type="string" calcext:value-type="string">
            <text:p>Cuota Base:</text:p>
          </table:table-cell>
          <table:table-cell table:style-name="ce52" table:formula="of:=[.M22]*([.M20]-[.M19])/[.M23]" office:value-type="float" office:value="198.146142677277" calcext:value-type="float">
            <text:p>198.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covered-table-cell table:style-name="Default"/>
          <table:table-cell table:style-name="ce18" table:formula="of:=[.$C$18]" office:value-type="float" office:value="55.0296" calcext:value-type="float">
            <text:p>55.03</text:p>
          </table:table-cell>
          <table:table-cell table:style-name="ce15" table:formula="of:=IF([.E22]=1; [.F25]*[.C22];0)" office:value-type="float" office:value="0" calcext:value-type="float">
            <text:p>0</text:p>
          </table:table-cell>
          <table:table-cell table:style-name="ce18" table:formula="of:=[.F25]+[.G25]" office:value-type="float" office:value="55.0296" calcext:value-type="float">
            <text:p>55.03</text:p>
          </table:table-cell>
          <table:table-cell table:number-columns-repeated="2"/>
          <table:table-cell table:style-name="ce53"/>
          <table:table-cell table:number-columns-repeated="6"/>
        </table:table-row>
        <table:table-row table:style-name="ro1">
          <table:table-cell table:style-name="ce2" office:value-type="string" calcext:value-type="string">
            <text:p>Cuota</text:p>
          </table:table-cell>
          <table:table-cell table:style-name="ce2" office:value-type="string" calcext:value-type="string">
            <text:p>Saldo</text:p>
          </table:table-cell>
          <table:table-cell table:style-name="ce2" office:value-type="string" calcext:value-type="string">
            <text:p>Amortización</text:p>
          </table:table-cell>
          <table:table-cell table:style-name="ce2" office:value-type="string" calcext:value-type="string">
            <text:p>Interés</text:p>
          </table:table-cell>
          <table:table-cell table:style-name="ce2" office:value-type="string" calcext:value-type="string">
            <text:p>Cuota</text:p>
          </table:table-cell>
          <table:table-cell table:style-name="ce2" office:value-type="string" calcext:value-type="string">
            <text:p>Impuestos</text:p>
          </table:table-cell>
          <table:table-cell table:style-name="ce2" office:value-type="string" calcext:value-type="string">
            <text:p>Gastos Administrativos</text:p>
          </table:table-cell>
          <table:table-cell table:style-name="ce2" office:value-type="string" calcext:value-type="string">
            <text:p>Importe Total</text:p>
          </table:table-cell>
          <table:table-cell table:number-columns-repeated="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[.$C$3]" office:value-type="float" office:value="2751.48" calcext:value-type="float">
            <text:p>2751.48</text:p>
          </table:table-cell>
          <table:table-cell table:formula="of:=[.$C$15]" office:value-type="float" office:value="137.574" calcext:value-type="float">
            <text:p>137.57</text:p>
          </table:table-cell>
          <table:table-cell table:style-name="ce3" office:value-type="float" office:value="0" calcext:value-type="float">
            <text:p>0</text:p>
          </table:table-cell>
          <table:table-cell table:formula="of:=[.$C$15]" office:value-type="float" office:value="137.574" calcext:value-type="float">
            <text:p>137.57</text:p>
          </table:table-cell>
          <table:table-cell table:style-name="ce3"/>
          <table:table-cell/>
          <table:table-cell table:style-name="ce9" table:formula="of:=[.E27]+[.F27]+[.G27]" office:value-type="float" office:value="137.574" calcext:value-type="float">
            <text:p>137.57</text:p>
          </table:table-cell>
          <table:table-cell table:number-columns-repeated="9"/>
        </table:table-row>
        <table:table-row table:style-name="ro1">
          <table:table-cell table:style-name="ce3" table:formula="of:=[.A27]+1" office:value-type="float" office:value="1" calcext:value-type="float">
            <text:p>1</text:p>
          </table:table-cell>
          <table:table-cell table:formula="of:=IF([.A28]=1;[.$C$16]-[.C28]; [.B27]-[.C28])" office:value-type="float" office:value="2482.12217075204" calcext:value-type="float">
            <text:p>2482.12</text:p>
          </table:table-cell>
          <table:table-cell table:formula="of:=IF([.$E$16]=0; [.$E$19]-[.$D28]; IF([.$E$16]=1; [.E28]-[.D28]; [.$G$19]))" office:value-type="float" office:value="131.783829247963" calcext:value-type="float">
            <text:p>131.78</text:p>
          </table:table-cell>
          <table:table-cell table:formula="of:=IF([.A28]=1;IF([.$C$10]=12; [.$C$7]*[.$C$16]; IF([.$C$10]=6; [.$D$7]*[.$C$16]; IF([.$C$10]=4; [.$E$7]*[.$C$16]; IF([.$C$10]=3; [.$F$7]*[.$C$16]; IF([.$C$10]=2; [.$G$7]*[.$C$16]; [.$C$4]*([.$C$16])))))) ;IF([.$C$10]=12; [.$C$7]*[.B27]; IF([.$C$10]=6; [.$D$7]*[.B27]; IF([.$C$10]=4; [.$E$7]*[.B27]; IF([.$C$10]=3; [.$F$7]*[.B27]; IF([.$C$10]=2; [.$G$7]*[.B27]; [.$C$4]*[.B27]))))))" office:value-type="float" office:value="93.7091899300762" calcext:value-type="float">
            <text:p>93.71</text:p>
          </table:table-cell>
          <table:table-cell table:formula="of:=IF([.$E$16]=1; IF([.$H$18]=1; [.$F$19]*(1+[.$H$15])^([.A28]-1); [.$F$19]*(1+[.$H$15]*([.A28]-1))); [.C28]+[.D28])" office:value-type="float" office:value="225.493019178039" calcext:value-type="float">
            <text:p>225.49</text:p>
          </table:table-cell>
          <table:table-cell table:formula="of:=IF([.$E$22]=0; 0; [.$E28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28]+[.F28]+[.G28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28]+1" office:value-type="float" office:value="2" calcext:value-type="float">
            <text:p>2</text:p>
          </table:table-cell>
          <table:table-cell table:formula="of:=IF([.A29]=1;[.$C$16]-[.C29]; [.B28]-[.C29])" office:value-type="float" office:value="2345.61385795925" calcext:value-type="float">
            <text:p>2345.61</text:p>
          </table:table-cell>
          <table:table-cell table:formula="of:=IF([.$E$16]=0; [.$E$19]-[.$D29]; IF([.$E$16]=1; [.E29]-[.D29]; [.$G$19]))" office:value-type="float" office:value="136.508312792784" calcext:value-type="float">
            <text:p>136.51</text:p>
          </table:table-cell>
          <table:table-cell table:formula="of:=IF([.A29]=1;IF([.$C$10]=12; [.$C$7]*[.$C$16]; IF([.$C$10]=6; [.$D$7]*[.$C$16]; IF([.$C$10]=4; [.$E$7]*[.$C$16]; IF([.$C$10]=3; [.$F$7]*[.$C$16]; IF([.$C$10]=2; [.$G$7]*[.$C$16]; [.$C$4]*([.$C$16])))))) ;IF([.$C$10]=12; [.$C$7]*[.B28]; IF([.$C$10]=6; [.$D$7]*[.B28]; IF([.$C$10]=4; [.$E$7]*[.B28]; IF([.$C$10]=3; [.$F$7]*[.B28]; IF([.$C$10]=2; [.$G$7]*[.B28]; [.$C$4]*[.B28]))))))" office:value-type="float" office:value="88.9847063852548" calcext:value-type="float">
            <text:p>88.98</text:p>
          </table:table-cell>
          <table:table-cell table:formula="of:=IF([.$E$16]=1; IF([.$H$18]=1; [.$F$19]*(1+[.$H$15])^([.A29]-1); [.$F$19]*(1+[.$H$15]*([.A29]-1))); [.C29]+[.D29])" office:value-type="float" office:value="225.493019178039" calcext:value-type="float">
            <text:p>225.49</text:p>
          </table:table-cell>
          <table:table-cell table:formula="of:=IF([.$E$22]=0; 0; [.$E29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29]+[.F29]+[.G29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29]+1" office:value-type="float" office:value="3" calcext:value-type="float">
            <text:p>3</text:p>
          </table:table-cell>
          <table:table-cell table:formula="of:=IF([.A30]=1;[.$C$16]-[.C30]; [.B29]-[.C30])" office:value-type="float" office:value="2204.21168769396" calcext:value-type="float">
            <text:p>2204.21</text:p>
          </table:table-cell>
          <table:table-cell table:formula="of:=IF([.$E$16]=0; [.$E$19]-[.$D30]; IF([.$E$16]=1; [.E30]-[.D30]; [.$G$19]))" office:value-type="float" office:value="141.402170265292" calcext:value-type="float">
            <text:p>141.40</text:p>
          </table:table-cell>
          <table:table-cell table:formula="of:=IF([.A30]=1;IF([.$C$10]=12; [.$C$7]*[.$C$16]; IF([.$C$10]=6; [.$D$7]*[.$C$16]; IF([.$C$10]=4; [.$E$7]*[.$C$16]; IF([.$C$10]=3; [.$F$7]*[.$C$16]; IF([.$C$10]=2; [.$G$7]*[.$C$16]; [.$C$4]*([.$C$16])))))) ;IF([.$C$10]=12; [.$C$7]*[.B29]; IF([.$C$10]=6; [.$D$7]*[.B29]; IF([.$C$10]=4; [.$E$7]*[.B29]; IF([.$C$10]=3; [.$F$7]*[.B29]; IF([.$C$10]=2; [.$G$7]*[.B29]; [.$C$4]*[.B29]))))))" office:value-type="float" office:value="84.0908489127469" calcext:value-type="float">
            <text:p>84.09</text:p>
          </table:table-cell>
          <table:table-cell table:formula="of:=IF([.$E$16]=1; IF([.$H$18]=1; [.$F$19]*(1+[.$H$15])^([.A30]-1); [.$F$19]*(1+[.$H$15]*([.A30]-1))); [.C30]+[.D30])" office:value-type="float" office:value="225.493019178039" calcext:value-type="float">
            <text:p>225.49</text:p>
          </table:table-cell>
          <table:table-cell table:formula="of:=IF([.$E$22]=0; 0; [.$E30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0]+[.F30]+[.G30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0]+1" office:value-type="float" office:value="4" calcext:value-type="float">
            <text:p>4</text:p>
          </table:table-cell>
          <table:table-cell table:formula="of:=IF([.A31]=1;[.$C$16]-[.C31]; [.B30]-[.C31])" office:value-type="float" office:value="2057.74021393041" calcext:value-type="float">
            <text:p>2057.74</text:p>
          </table:table-cell>
          <table:table-cell table:formula="of:=IF([.$E$16]=0; [.$E$19]-[.$D31]; IF([.$E$16]=1; [.E31]-[.D31]; [.$G$19]))" office:value-type="float" office:value="146.471473763549" calcext:value-type="float">
            <text:p>146.47</text:p>
          </table:table-cell>
          <table:table-cell table:formula="of:=IF([.A31]=1;IF([.$C$10]=12; [.$C$7]*[.$C$16]; IF([.$C$10]=6; [.$D$7]*[.$C$16]; IF([.$C$10]=4; [.$E$7]*[.$C$16]; IF([.$C$10]=3; [.$F$7]*[.$C$16]; IF([.$C$10]=2; [.$G$7]*[.$C$16]; [.$C$4]*([.$C$16])))))) ;IF([.$C$10]=12; [.$C$7]*[.B30]; IF([.$C$10]=6; [.$D$7]*[.B30]; IF([.$C$10]=4; [.$E$7]*[.B30]; IF([.$C$10]=3; [.$F$7]*[.B30]; IF([.$C$10]=2; [.$G$7]*[.B30]; [.$C$4]*[.B30]))))))" office:value-type="float" office:value="79.0215454144898" calcext:value-type="float">
            <text:p>79.02</text:p>
          </table:table-cell>
          <table:table-cell table:formula="of:=IF([.$E$16]=1; IF([.$H$18]=1; [.$F$19]*(1+[.$H$15])^([.A31]-1); [.$F$19]*(1+[.$H$15]*([.A31]-1))); [.C31]+[.D31])" office:value-type="float" office:value="225.493019178039" calcext:value-type="float">
            <text:p>225.49</text:p>
          </table:table-cell>
          <table:table-cell table:formula="of:=IF([.$E$22]=0; 0; [.$E31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1]+[.F31]+[.G31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1]+1" office:value-type="float" office:value="5" calcext:value-type="float">
            <text:p>5</text:p>
          </table:table-cell>
          <table:table-cell table:formula="of:=IF([.A32]=1;[.$C$16]-[.C32]; [.B31]-[.C32])" office:value-type="float" office:value="1906.01770085855" calcext:value-type="float">
            <text:p>1906.02</text:p>
          </table:table-cell>
          <table:table-cell table:formula="of:=IF([.$E$16]=0; [.$E$19]-[.$D32]; IF([.$E$16]=1; [.E32]-[.D32]; [.$G$19]))" office:value-type="float" office:value="151.722513071866" calcext:value-type="float">
            <text:p>151.72</text:p>
          </table:table-cell>
          <table:table-cell table:formula="of:=IF([.A32]=1;IF([.$C$10]=12; [.$C$7]*[.$C$16]; IF([.$C$10]=6; [.$D$7]*[.$C$16]; IF([.$C$10]=4; [.$E$7]*[.$C$16]; IF([.$C$10]=3; [.$F$7]*[.$C$16]; IF([.$C$10]=2; [.$G$7]*[.$C$16]; [.$C$4]*([.$C$16])))))) ;IF([.$C$10]=12; [.$C$7]*[.B31]; IF([.$C$10]=6; [.$D$7]*[.B31]; IF([.$C$10]=4; [.$E$7]*[.B31]; IF([.$C$10]=3; [.$F$7]*[.B31]; IF([.$C$10]=2; [.$G$7]*[.B31]; [.$C$4]*[.B31]))))))" office:value-type="float" office:value="73.7705061061724" calcext:value-type="float">
            <text:p>73.77</text:p>
          </table:table-cell>
          <table:table-cell table:formula="of:=IF([.$E$16]=1; IF([.$H$18]=1; [.$F$19]*(1+[.$H$15])^([.A32]-1); [.$F$19]*(1+[.$H$15]*([.A32]-1))); [.C32]+[.D32])" office:value-type="float" office:value="225.493019178039" calcext:value-type="float">
            <text:p>225.49</text:p>
          </table:table-cell>
          <table:table-cell table:formula="of:=IF([.$E$22]=0; 0; [.$E32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2]+[.F32]+[.G32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2]+1" office:value-type="float" office:value="6" calcext:value-type="float">
            <text:p>6</text:p>
          </table:table-cell>
          <table:table-cell table:formula="of:=IF([.A33]=1;[.$C$16]-[.C33]; [.B32]-[.C33])" office:value-type="float" office:value="1748.85589739364" calcext:value-type="float">
            <text:p>1748.86</text:p>
          </table:table-cell>
          <table:table-cell table:formula="of:=IF([.$E$16]=0; [.$E$19]-[.$D33]; IF([.$E$16]=1; [.E33]-[.D33]; [.$G$19]))" office:value-type="float" office:value="157.16180346491" calcext:value-type="float">
            <text:p>157.16</text:p>
          </table:table-cell>
          <table:table-cell table:formula="of:=IF([.A33]=1;IF([.$C$10]=12; [.$C$7]*[.$C$16]; IF([.$C$10]=6; [.$D$7]*[.$C$16]; IF([.$C$10]=4; [.$E$7]*[.$C$16]; IF([.$C$10]=3; [.$F$7]*[.$C$16]; IF([.$C$10]=2; [.$G$7]*[.$C$16]; [.$C$4]*([.$C$16])))))) ;IF([.$C$10]=12; [.$C$7]*[.B32]; IF([.$C$10]=6; [.$D$7]*[.B32]; IF([.$C$10]=4; [.$E$7]*[.B32]; IF([.$C$10]=3; [.$F$7]*[.B32]; IF([.$C$10]=2; [.$G$7]*[.B32]; [.$C$4]*[.B32]))))))" office:value-type="float" office:value="68.3312157131284" calcext:value-type="float">
            <text:p>68.33</text:p>
          </table:table-cell>
          <table:table-cell table:formula="of:=IF([.$E$16]=1; IF([.$H$18]=1; [.$F$19]*(1+[.$H$15])^([.A33]-1); [.$F$19]*(1+[.$H$15]*([.A33]-1))); [.C33]+[.D33])" office:value-type="float" office:value="225.493019178039" calcext:value-type="float">
            <text:p>225.49</text:p>
          </table:table-cell>
          <table:table-cell table:formula="of:=IF([.$E$22]=0; 0; [.$E33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3]+[.F33]+[.G33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3]+1" office:value-type="float" office:value="7" calcext:value-type="float">
            <text:p>7</text:p>
          </table:table-cell>
          <table:table-cell table:formula="of:=IF([.A34]=1;[.$C$16]-[.C34]; [.B33]-[.C34])" office:value-type="float" office:value="1586.05980360205" calcext:value-type="float">
            <text:p>1586.06</text:p>
          </table:table-cell>
          <table:table-cell table:formula="of:=IF([.$E$16]=0; [.$E$19]-[.$D34]; IF([.$E$16]=1; [.E34]-[.D34]; [.$G$19]))" office:value-type="float" office:value="162.796093791589" calcext:value-type="float">
            <text:p>162.80</text:p>
          </table:table-cell>
          <table:table-cell table:formula="of:=IF([.A34]=1;IF([.$C$10]=12; [.$C$7]*[.$C$16]; IF([.$C$10]=6; [.$D$7]*[.$C$16]; IF([.$C$10]=4; [.$E$7]*[.$C$16]; IF([.$C$10]=3; [.$F$7]*[.$C$16]; IF([.$C$10]=2; [.$G$7]*[.$C$16]; [.$C$4]*([.$C$16])))))) ;IF([.$C$10]=12; [.$C$7]*[.B33]; IF([.$C$10]=6; [.$D$7]*[.B33]; IF([.$C$10]=4; [.$E$7]*[.B33]; IF([.$C$10]=3; [.$F$7]*[.B33]; IF([.$C$10]=2; [.$G$7]*[.B33]; [.$C$4]*[.B33]))))))" office:value-type="float" office:value="62.6969253864501" calcext:value-type="float">
            <text:p>62.70</text:p>
          </table:table-cell>
          <table:table-cell table:formula="of:=IF([.$E$16]=1; IF([.$H$18]=1; [.$F$19]*(1+[.$H$15])^([.A34]-1); [.$F$19]*(1+[.$H$15]*([.A34]-1))); [.C34]+[.D34])" office:value-type="float" office:value="225.493019178039" calcext:value-type="float">
            <text:p>225.49</text:p>
          </table:table-cell>
          <table:table-cell table:formula="of:=IF([.$E$22]=0; 0; [.$E34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4]+[.F34]+[.G34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4]+1" office:value-type="float" office:value="8" calcext:value-type="float">
            <text:p>8</text:p>
          </table:table-cell>
          <table:table-cell table:formula="of:=IF([.A35]=1;[.$C$16]-[.C35]; [.B34]-[.C35])" office:value-type="float" office:value="1417.4274287533" calcext:value-type="float">
            <text:p>1417.43</text:p>
          </table:table-cell>
          <table:table-cell table:formula="of:=IF([.$E$16]=0; [.$E$19]-[.$D35]; IF([.$E$16]=1; [.E35]-[.D35]; [.$G$19]))" office:value-type="float" office:value="168.632374848746" calcext:value-type="float">
            <text:p>168.63</text:p>
          </table:table-cell>
          <table:table-cell table:formula="of:=IF([.A35]=1;IF([.$C$10]=12; [.$C$7]*[.$C$16]; IF([.$C$10]=6; [.$D$7]*[.$C$16]; IF([.$C$10]=4; [.$E$7]*[.$C$16]; IF([.$C$10]=3; [.$F$7]*[.$C$16]; IF([.$C$10]=2; [.$G$7]*[.$C$16]; [.$C$4]*([.$C$16])))))) ;IF([.$C$10]=12; [.$C$7]*[.B34]; IF([.$C$10]=6; [.$D$7]*[.B34]; IF([.$C$10]=4; [.$E$7]*[.B34]; IF([.$C$10]=3; [.$F$7]*[.B34]; IF([.$C$10]=2; [.$G$7]*[.B34]; [.$C$4]*[.B34]))))))" office:value-type="float" office:value="56.8606443292925" calcext:value-type="float">
            <text:p>56.86</text:p>
          </table:table-cell>
          <table:table-cell table:formula="of:=IF([.$E$16]=1; IF([.$H$18]=1; [.$F$19]*(1+[.$H$15])^([.A35]-1); [.$F$19]*(1+[.$H$15]*([.A35]-1))); [.C35]+[.D35])" office:value-type="float" office:value="225.493019178039" calcext:value-type="float">
            <text:p>225.49</text:p>
          </table:table-cell>
          <table:table-cell table:formula="of:=IF([.$E$22]=0; 0; [.$E35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5]+[.F35]+[.G35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5]+1" office:value-type="float" office:value="9" calcext:value-type="float">
            <text:p>9</text:p>
          </table:table-cell>
          <table:table-cell table:formula="of:=IF([.A36]=1;[.$C$16]-[.C36]; [.B35]-[.C36])" office:value-type="float" office:value="1242.74954069824" calcext:value-type="float">
            <text:p>1242.75</text:p>
          </table:table-cell>
          <table:table-cell table:formula="of:=IF([.$E$16]=0; [.$E$19]-[.$D36]; IF([.$E$16]=1; [.E36]-[.D36]; [.$G$19]))" office:value-type="float" office:value="174.677888055059" calcext:value-type="float">
            <text:p>174.68</text:p>
          </table:table-cell>
          <table:table-cell table:formula="of:=IF([.A36]=1;IF([.$C$10]=12; [.$C$7]*[.$C$16]; IF([.$C$10]=6; [.$D$7]*[.$C$16]; IF([.$C$10]=4; [.$E$7]*[.$C$16]; IF([.$C$10]=3; [.$F$7]*[.$C$16]; IF([.$C$10]=2; [.$G$7]*[.$C$16]; [.$C$4]*([.$C$16])))))) ;IF([.$C$10]=12; [.$C$7]*[.B35]; IF([.$C$10]=6; [.$D$7]*[.B35]; IF([.$C$10]=4; [.$E$7]*[.B35]; IF([.$C$10]=3; [.$F$7]*[.B35]; IF([.$C$10]=2; [.$G$7]*[.B35]; [.$C$4]*[.B35]))))))" office:value-type="float" office:value="50.8151311229794" calcext:value-type="float">
            <text:p>50.82</text:p>
          </table:table-cell>
          <table:table-cell table:formula="of:=IF([.$E$16]=1; IF([.$H$18]=1; [.$F$19]*(1+[.$H$15])^([.A36]-1); [.$F$19]*(1+[.$H$15]*([.A36]-1))); [.C36]+[.D36])" office:value-type="float" office:value="225.493019178039" calcext:value-type="float">
            <text:p>225.49</text:p>
          </table:table-cell>
          <table:table-cell table:formula="of:=IF([.$E$22]=0; 0; [.$E36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6]+[.F36]+[.G36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6]+1" office:value-type="float" office:value="10" calcext:value-type="float">
            <text:p>10</text:p>
          </table:table-cell>
          <table:table-cell table:formula="of:=IF([.A37]=1;[.$C$16]-[.C37]; [.B36]-[.C37])" office:value-type="float" office:value="1061.80940626235" calcext:value-type="float">
            <text:p>1061.81</text:p>
          </table:table-cell>
          <table:table-cell table:formula="of:=IF([.$E$16]=0; [.$E$19]-[.$D37]; IF([.$E$16]=1; [.E37]-[.D37]; [.$G$19]))" office:value-type="float" office:value="180.940134435892" calcext:value-type="float">
            <text:p>180.94</text:p>
          </table:table-cell>
          <table:table-cell table:formula="of:=IF([.A37]=1;IF([.$C$10]=12; [.$C$7]*[.$C$16]; IF([.$C$10]=6; [.$D$7]*[.$C$16]; IF([.$C$10]=4; [.$E$7]*[.$C$16]; IF([.$C$10]=3; [.$F$7]*[.$C$16]; IF([.$C$10]=2; [.$G$7]*[.$C$16]; [.$C$4]*([.$C$16])))))) ;IF([.$C$10]=12; [.$C$7]*[.B36]; IF([.$C$10]=6; [.$D$7]*[.B36]; IF([.$C$10]=4; [.$E$7]*[.B36]; IF([.$C$10]=3; [.$F$7]*[.B36]; IF([.$C$10]=2; [.$G$7]*[.B36]; [.$C$4]*[.B36]))))))" office:value-type="float" office:value="44.552884742147" calcext:value-type="float">
            <text:p>44.55</text:p>
          </table:table-cell>
          <table:table-cell table:formula="of:=IF([.$E$16]=1; IF([.$H$18]=1; [.$F$19]*(1+[.$H$15])^([.A37]-1); [.$F$19]*(1+[.$H$15]*([.A37]-1))); [.C37]+[.D37])" office:value-type="float" office:value="225.493019178039" calcext:value-type="float">
            <text:p>225.49</text:p>
          </table:table-cell>
          <table:table-cell table:formula="of:=IF([.$E$22]=0; 0; [.$E37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7]+[.F37]+[.G37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7]+1" office:value-type="float" office:value="11" calcext:value-type="float">
            <text:p>11</text:p>
          </table:table-cell>
          <table:table-cell table:formula="of:=IF([.A38]=1;[.$C$16]-[.C38]; [.B37]-[.C38])" office:value-type="float" office:value="874.382522332091" calcext:value-type="float">
            <text:p>874.38</text:p>
          </table:table-cell>
          <table:table-cell table:formula="of:=IF([.$E$16]=0; [.$E$19]-[.$D38]; IF([.$E$16]=1; [.E38]-[.D38]; [.$G$19]))" office:value-type="float" office:value="187.42688393026" calcext:value-type="float">
            <text:p>187.43</text:p>
          </table:table-cell>
          <table:table-cell table:formula="of:=IF([.A38]=1;IF([.$C$10]=12; [.$C$7]*[.$C$16]; IF([.$C$10]=6; [.$D$7]*[.$C$16]; IF([.$C$10]=4; [.$E$7]*[.$C$16]; IF([.$C$10]=3; [.$F$7]*[.$C$16]; IF([.$C$10]=2; [.$G$7]*[.$C$16]; [.$C$4]*([.$C$16])))))) ;IF([.$C$10]=12; [.$C$7]*[.B37]; IF([.$C$10]=6; [.$D$7]*[.B37]; IF([.$C$10]=4; [.$E$7]*[.B37]; IF([.$C$10]=3; [.$F$7]*[.B37]; IF([.$C$10]=2; [.$G$7]*[.B37]; [.$C$4]*[.B37]))))))" office:value-type="float" office:value="38.0661352477786" calcext:value-type="float">
            <text:p>38.07</text:p>
          </table:table-cell>
          <table:table-cell table:formula="of:=IF([.$E$16]=1; IF([.$H$18]=1; [.$F$19]*(1+[.$H$15])^([.A38]-1); [.$F$19]*(1+[.$H$15]*([.A38]-1))); [.C38]+[.D38])" office:value-type="float" office:value="225.493019178039" calcext:value-type="float">
            <text:p>225.49</text:p>
          </table:table-cell>
          <table:table-cell table:formula="of:=IF([.$E$22]=0; 0; [.$E38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8]+[.F38]+[.G38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8]+1" office:value-type="float" office:value="12" calcext:value-type="float">
            <text:p>12</text:p>
          </table:table-cell>
          <table:table-cell table:formula="of:=IF([.A39]=1;[.$C$16]-[.C39]; [.B38]-[.C39])" office:value-type="float" office:value="680.236337300635" calcext:value-type="float">
            <text:p>680.24</text:p>
          </table:table-cell>
          <table:table-cell table:formula="of:=IF([.$E$16]=0; [.$E$19]-[.$D39]; IF([.$E$16]=1; [.E39]-[.D39]; [.$G$19]))" office:value-type="float" office:value="194.146185031456" calcext:value-type="float">
            <text:p>194.15</text:p>
          </table:table-cell>
          <table:table-cell table:formula="of:=IF([.A39]=1;IF([.$C$10]=12; [.$C$7]*[.$C$16]; IF([.$C$10]=6; [.$D$7]*[.$C$16]; IF([.$C$10]=4; [.$E$7]*[.$C$16]; IF([.$C$10]=3; [.$F$7]*[.$C$16]; IF([.$C$10]=2; [.$G$7]*[.$C$16]; [.$C$4]*([.$C$16])))))) ;IF([.$C$10]=12; [.$C$7]*[.B38]; IF([.$C$10]=6; [.$D$7]*[.B38]; IF([.$C$10]=4; [.$E$7]*[.B38]; IF([.$C$10]=3; [.$F$7]*[.B38]; IF([.$C$10]=2; [.$G$7]*[.B38]; [.$C$4]*[.B38]))))))" office:value-type="float" office:value="31.3468341465826" calcext:value-type="float">
            <text:p>31.35</text:p>
          </table:table-cell>
          <table:table-cell table:formula="of:=IF([.$E$16]=1; IF([.$H$18]=1; [.$F$19]*(1+[.$H$15])^([.A39]-1); [.$F$19]*(1+[.$H$15]*([.A39]-1))); [.C39]+[.D39])" office:value-type="float" office:value="225.493019178039" calcext:value-type="float">
            <text:p>225.49</text:p>
          </table:table-cell>
          <table:table-cell table:formula="of:=IF([.$E$22]=0; 0; [.$E39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39]+[.F39]+[.G39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39]+1" office:value-type="float" office:value="13" calcext:value-type="float">
            <text:p>13</text:p>
          </table:table-cell>
          <table:table-cell table:formula="of:=IF([.A40]=1;[.$C$16]-[.C40]; [.B39]-[.C40])" office:value-type="float" office:value="479.129962527347" calcext:value-type="float">
            <text:p>479.13</text:p>
          </table:table-cell>
          <table:table-cell table:formula="of:=IF([.$E$16]=0; [.$E$19]-[.$D40]; IF([.$E$16]=1; [.E40]-[.D40]; [.$G$19]))" office:value-type="float" office:value="201.106374773288" calcext:value-type="float">
            <text:p>201.11</text:p>
          </table:table-cell>
          <table:table-cell table:formula="of:=IF([.A40]=1;IF([.$C$10]=12; [.$C$7]*[.$C$16]; IF([.$C$10]=6; [.$D$7]*[.$C$16]; IF([.$C$10]=4; [.$E$7]*[.$C$16]; IF([.$C$10]=3; [.$F$7]*[.$C$16]; IF([.$C$10]=2; [.$G$7]*[.$C$16]; [.$C$4]*([.$C$16])))))) ;IF([.$C$10]=12; [.$C$7]*[.B39]; IF([.$C$10]=6; [.$D$7]*[.B39]; IF([.$C$10]=4; [.$E$7]*[.B39]; IF([.$C$10]=3; [.$F$7]*[.B39]; IF([.$C$10]=2; [.$G$7]*[.B39]; [.$C$4]*[.B39]))))))" office:value-type="float" office:value="24.3866444047508" calcext:value-type="float">
            <text:p>24.39</text:p>
          </table:table-cell>
          <table:table-cell table:formula="of:=IF([.$E$16]=1; IF([.$H$18]=1; [.$F$19]*(1+[.$H$15])^([.A40]-1); [.$F$19]*(1+[.$H$15]*([.A40]-1))); [.C40]+[.D40])" office:value-type="float" office:value="225.493019178039" calcext:value-type="float">
            <text:p>225.49</text:p>
          </table:table-cell>
          <table:table-cell table:formula="of:=IF([.$E$22]=0; 0; [.$E40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40]+[.F40]+[.G40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40]+1" office:value-type="float" office:value="14" calcext:value-type="float">
            <text:p>14</text:p>
          </table:table-cell>
          <table:table-cell table:formula="of:=IF([.A41]=1;[.$C$16]-[.C41]; [.B40]-[.C41])" office:value-type="float" office:value="270.813873453017" calcext:value-type="float">
            <text:p>270.81</text:p>
          </table:table-cell>
          <table:table-cell table:formula="of:=IF([.$E$16]=0; [.$E$19]-[.$D41]; IF([.$E$16]=1; [.E41]-[.D41]; [.$G$19]))" office:value-type="float" office:value="208.31608907433" calcext:value-type="float">
            <text:p>208.32</text:p>
          </table:table-cell>
          <table:table-cell table:formula="of:=IF([.A41]=1;IF([.$C$10]=12; [.$C$7]*[.$C$16]; IF([.$C$10]=6; [.$D$7]*[.$C$16]; IF([.$C$10]=4; [.$E$7]*[.$C$16]; IF([.$C$10]=3; [.$F$7]*[.$C$16]; IF([.$C$10]=2; [.$G$7]*[.$C$16]; [.$C$4]*([.$C$16])))))) ;IF([.$C$10]=12; [.$C$7]*[.B40]; IF([.$C$10]=6; [.$D$7]*[.B40]; IF([.$C$10]=4; [.$E$7]*[.B40]; IF([.$C$10]=3; [.$F$7]*[.B40]; IF([.$C$10]=2; [.$G$7]*[.B40]; [.$C$4]*[.B40]))))))" office:value-type="float" office:value="17.176930103709" calcext:value-type="float">
            <text:p>17.18</text:p>
          </table:table-cell>
          <table:table-cell table:formula="of:=IF([.$E$16]=1; IF([.$H$18]=1; [.$F$19]*(1+[.$H$15])^([.A41]-1); [.$F$19]*(1+[.$H$15]*([.A41]-1))); [.C41]+[.D41])" office:value-type="float" office:value="225.493019178039" calcext:value-type="float">
            <text:p>225.49</text:p>
          </table:table-cell>
          <table:table-cell table:formula="of:=IF([.$E$22]=0; 0; [.$E41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41]+[.F41]+[.G41]" office:value-type="float" office:value="225.493019178039" calcext:value-type="float">
            <text:p>225.49</text:p>
          </table:table-cell>
          <table:table-cell table:number-columns-repeated="9"/>
        </table:table-row>
        <table:table-row table:style-name="ro1">
          <table:table-cell table:style-name="ce3" table:formula="of:=[.A41]+1" office:value-type="float" office:value="15" calcext:value-type="float">
            <text:p>15</text:p>
          </table:table-cell>
          <table:table-cell table:formula="of:=IF([.A42]=1;[.$C$16]-[.C42]; [.B41]-[.C42])" office:value-type="float" office:value="55.0296000000002" calcext:value-type="float">
            <text:p>55.03</text:p>
          </table:table-cell>
          <table:table-cell table:formula="of:=IF([.$E$16]=0; [.$E$19]-[.$D42]; IF([.$E$16]=1; [.E42]-[.D42]; [.$G$19]))" office:value-type="float" office:value="215.784273453017" calcext:value-type="float">
            <text:p>215.78</text:p>
          </table:table-cell>
          <table:table-cell table:formula="of:=IF([.A42]=1;IF([.$C$10]=12; [.$C$7]*[.$C$16]; IF([.$C$10]=6; [.$D$7]*[.$C$16]; IF([.$C$10]=4; [.$E$7]*[.$C$16]; IF([.$C$10]=3; [.$F$7]*[.$C$16]; IF([.$C$10]=2; [.$G$7]*[.$C$16]; [.$C$4]*([.$C$16])))))) ;IF([.$C$10]=12; [.$C$7]*[.B41]; IF([.$C$10]=6; [.$D$7]*[.B41]; IF([.$C$10]=4; [.$E$7]*[.B41]; IF([.$C$10]=3; [.$F$7]*[.B41]; IF([.$C$10]=2; [.$G$7]*[.B41]; [.$C$4]*[.B41]))))))" office:value-type="float" office:value="9.70874572502164" calcext:value-type="float">
            <text:p>9.71</text:p>
          </table:table-cell>
          <table:table-cell table:formula="of:=IF([.$E$16]=1; IF([.$H$18]=1; [.$F$19]*(1+[.$H$15])^([.A42]-1); [.$F$19]*(1+[.$H$15]*([.A42]-1))); [.C42]+[.D42])" office:value-type="float" office:value="225.493019178039" calcext:value-type="float">
            <text:p>225.49</text:p>
          </table:table-cell>
          <table:table-cell table:formula="of:=IF([.$E$22]=0; 0; [.$E42]*[.$C$22])" office:value-type="float" office:value="0" calcext:value-type="float">
            <text:p>0.00</text:p>
          </table:table-cell>
          <table:table-cell table:formula="of:=[.$C$20]" office:value-type="float" office:value="0" calcext:value-type="float">
            <text:p>0</text:p>
          </table:table-cell>
          <table:table-cell table:style-name="ce9" table:formula="of:=[.E42]+[.F42]+[.G42]" office:value-type="float" office:value="225.493019178039" calcext:value-type="float">
            <text:p>225.4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5" loext:min-decimal-places="15" number:min-integer-digits="1"/>
    </number:number-style>
    <number:number-style style:name="N140">
      <number:number number:decimal-places="16" loext:min-decimal-places="16" number:min-integer-digits="1"/>
    </number:number-style>
    <number:number-style style:name="N141">
      <number:number number:decimal-places="17" loext:min-decimal-places="17" number:min-integer-digits="1"/>
    </number:number-style>
    <number:number-style style:name="N142">
      <number:number number:decimal-places="18" loext:min-decimal-places="18" number:min-integer-digits="1"/>
    </number:number-style>
    <number:number-style style:name="N143">
      <number:number number:decimal-places="19" loext:min-decimal-places="19" number:min-integer-digits="1"/>
    </number:number-style>
    <number:number-style style:name="N144">
      <number:number number:decimal-places="20" loext:min-decimal-places="20" number:min-integer-digits="1"/>
    </number:number-style>
    <number:number-style style:name="N145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07:59:28.964553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22:55.737629918</meta:creation-date>
    <meta:generator>LibreOffice/5.1.4.2$Linux_X86_64 LibreOffice_project/10m0$Build-2</meta:generator>
    <dc:date>2018-04-05T08:30:38.242242874</dc:date>
    <meta:editing-duration>PT9H9M15S</meta:editing-duration>
    <meta:editing-cycles>126</meta:editing-cycles>
    <dc:title>Cálculo del Leasing</dc:title>
    <meta:document-statistic meta:table-count="1" meta:cell-count="276" meta:object-count="9"/>
  </office:meta>
</office:document-meta>
</file>

<file path=Basic/Standard/Leasing1.xml><?xml version="1.0" encoding="utf-8"?>
<!DOCTYPE module  PUBLIC '-//OpenOffice.org//DTD OfficeDocument 1.0//EN'  'module.dtd'>
<script:module xmlns:script="http://openoffice.org/2000/script" script:name="Leasing1" script:language="StarBasic">REM  *****  BASIC  *****
REM Programa desarrollado por Brayan Rodríguez
REM Para crear tablas de Amortización Leasing-Préstamos
REM Versión Beta 1.02 LibreOffice
REM Date: 04/03/2018

Sub Main

End Sub

REM GENERA LA TABLA
Sub Generar_click()

'Obtener la información de la hoja de trabajo'
Dim Doc as Object
Dim Sheet as Object
Dim oRange as Object
Dim oCursor as Object

Doc = ThisComponent
Sheet = Doc.Sheets.GetByIndex(0)

Dim numberIter as Integer
numberIter = Sheet.getCellRangeByName("C11").value - 1 

Dim last_row as Integer
last_row = 27 + numberIter

Dim row as Integer
Dim col as Integer

'Selección del rango'
oRange = Sheet.getCellRangeByPosition(0,27, 7, 27)
Doc.getCurrentController.select(oRange)

'Creamos cursor'
oCursor = Sheet.createCursorByRange(oRange)

'Expandimos a la región actual
oCursor.collapseToCurrentRegion()

'Creamos el rango a llenar
oRange = Sheet.getCellRangeByPosition(0, 27, 7, last_row)

'Llenamos hacia abajo
oRange.fillAuto(0, 1)

End Sub


REM LIMPIA LA TABLA
Sub Limpiar_click()

'Obtener la información de la hoja de trabajo'
Dim Doc as Object
Dim Sheet as Object
Dim CellRangeAddress As New com.sun.star.table.CellRangeAddress

Doc = ThisComponent
Sheet = Doc.Sheets.GetByIndex(0)

Dim numberIter as Integer
numberIter = Sheet.getCellRangeByName("C11").value - 1 

'Rango:'
CellRangeAddress.Sheet = 0
CellRangeAddress.StartColumn = 0 'Columna A'
CellRangeAddress.StartRow = 28 'Fila 29'
CellRangeAddress.EndColumn = 7 'Columna H'
CellRangeAddress.EndRow = 28 + numberIter 'Fila Final'

'Borrar Rango:'
Sheet.removeRange(CellRangeAddress, com.sun.star.sheet.CellDeleteMode.UP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asing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row>
      <mi mathvariant="italic">TEA</mi>
      <mo stretchy="false">=</mo>
      <mrow>
        <mrow>
          <mrow>
            <mo fence="true" stretchy="false">(</mo>
            <mrow>
              <mrow>
                <mn>1</mn>
                <mo stretchy="false">+</mo>
                <mi mathvariant="italic">Prime</mi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row>
                  <mn>1</mn>
                  <mo stretchy="false">+</mo>
                  <mi mathvariant="italic">LIBOR</mi>
                </mrow>
                <mtext>ó</mtext>
                <mi mathvariant="italic">Prime</mi>
                <mi mathvariant="italic">Rate</mi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n>1</mn>
                <mo stretchy="false">+</mo>
                <mi mathvariant="italic">inflacion</mi>
              </mrow>
            </mrow>
            <mo fence="true" stretchy="false">)</mo>
          </mrow>
        </mrow>
        <mo stretchy="false">−</mo>
        <mn>1</mn>
      </mrow>
    </mrow>
    <annotation encoding="StarMath 5.0">TEA = (1 + Prime) * ( 1 + LIBOR "ó" Prime Rate ) * (1+ inflacion) - 1</annotation>
  </semantics>
</math>
</file>

<file path=Object 2/content.xml><?xml version="1.0" encoding="utf-8"?>
<math xmlns="http://www.w3.org/1998/Math/MathML" display="block">
  <semantics>
    <mrow>
      <mrow>
        <mi mathvariant="italic">VR</mi>
        <mo stretchy="false">=</mo>
        <mi mathvariant="italic">Monto</mi>
      </mrow>
      <mrow>
        <mi mathvariant="italic">Bien</mi>
        <mo stretchy="false">∗</mo>
        <mtext>% Opción Compra</mtext>
      </mrow>
    </mrow>
    <annotation encoding="StarMath 5.0">VR = Monto Bien * "% Opción Compra"</annotation>
  </semantics>
</math>
</file>

<file path=Object 3/content.xml><?xml version="1.0" encoding="utf-8"?>
<math xmlns="http://www.w3.org/1998/Math/MathML" display="block">
  <semantics>
    <mrow>
      <mi mathvariant="italic">TEq</mi>
      <mo stretchy="false">=</mo>
      <mrow>
        <msup>
          <mrow>
            <mo fence="true" stretchy="false">(</mo>
            <mrow>
              <mrow>
                <mn>1</mn>
                <mo stretchy="false">+</mo>
                <mi mathvariant="italic">TEA</mi>
              </mrow>
            </mrow>
            <mo fence="true" stretchy="false">)</mo>
          </mrow>
          <mrow>
            <mo fence="true" stretchy="false">(</mo>
            <mrow>
              <mrow>
                <mn>1</mn>
                <mo stretchy="false">/</mo>
                <mi>p</mi>
              </mrow>
            </mrow>
            <mo fence="true" stretchy="false">)</mo>
          </mrow>
        </msup>
        <mo stretchy="false">−</mo>
        <mn>1</mn>
      </mrow>
    </mrow>
    <annotation encoding="StarMath 5.0">TEq = (1 + TEA) ^ (1/p) - 1</annotation>
  </semantics>
</math>
</file>

<file path=Object 4/content.xml><?xml version="1.0" encoding="utf-8"?>
<math xmlns="http://www.w3.org/1998/Math/MathML" display="block">
  <semantics>
    <mrow>
      <msub>
        <mi>G</mi>
        <mi mathvariant="italic">geo</mi>
      </msub>
      <mo stretchy="false">=</mo>
      <mrow>
        <mrow>
          <msup>
            <mrow>
              <mo fence="true" stretchy="false">(</mo>
              <mrow>
                <mrow>
                  <mn>1</mn>
                  <mo stretchy="false">+</mo>
                  <mi mathvariant="italic">aum</mi>
                </mrow>
              </mrow>
              <mo fence="true" stretchy="false">)</mo>
            </mrow>
            <mi>n</mi>
          </msup>
          <mo stretchy="false">∗</mo>
          <msup>
            <mrow>
              <mo fence="true" stretchy="false">(</mo>
              <mrow>
                <mrow>
                  <mn>1</mn>
                  <mo stretchy="false">+</mo>
                  <mi>i</mi>
                </mrow>
              </mrow>
              <mo fence="true" stretchy="false">)</mo>
            </mrow>
            <mrow>
              <mo stretchy="false">−</mo>
              <mi>n</mi>
            </mrow>
          </msup>
        </mrow>
        <mo stretchy="false">−</mo>
        <mn>1</mn>
      </mrow>
    </mrow>
    <annotation encoding="StarMath 5.0">G_geo = (1 + aum) ^ n * ( 1 + i )^-n - 1</annotation>
  </semantics>
</math>
</file>

<file path=Object 6/content.xml><?xml version="1.0" encoding="utf-8"?>
<math xmlns="http://www.w3.org/1998/Math/MathML" display="block">
  <semantics>
    <mrow>
      <msub>
        <mi mathvariant="italic">CB</mi>
        <mi mathvariant="italic">geo</mi>
      </msub>
      <mo stretchy="false">=</mo>
      <mrow>
        <mi mathvariant="italic">Princ</mi>
        <mo stretchy="false">∗</mo>
        <mrow>
          <mo fence="true" stretchy="false">(</mo>
          <mrow>
            <mrow>
              <mi mathvariant="italic">aum</mi>
              <mo stretchy="false">−</mo>
              <mi>i</mi>
            </mrow>
          </mrow>
          <mo fence="true" stretchy="false">)</mo>
        </mrow>
        <mo stretchy="false">/</mo>
        <msub>
          <mi>G</mi>
          <mi mathvariant="italic">geo</mi>
        </msub>
      </mrow>
    </mrow>
    <annotation encoding="StarMath 5.0">CB_geo = Princ * ( aum - i ) / G_geo</annotation>
  </semantics>
</math>
</file>

<file path=Object 7/content.xml><?xml version="1.0" encoding="utf-8"?>
<math xmlns="http://www.w3.org/1998/Math/MathML" display="block">
  <semantics>
    <mrow>
      <msub>
        <mi>G</mi>
        <mi mathvariant="italic">arit</mi>
      </msub>
      <mo stretchy="false">=</mo>
      <mrow>
        <mrow>
          <mo fence="true" stretchy="false">(</mo>
          <mrow>
            <mrow>
              <mrow>
                <mi>i</mi>
                <mo stretchy="false">∗</mo>
                <mrow>
                  <mo fence="true" stretchy="fals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i</mi>
                            </mrow>
                          </mrow>
                          <mo fence="true" stretchy="false">)</mo>
                        </mrow>
                        <mi>n</mi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i mathvariant="italic">aum</mi>
                <mo stretchy="false">∗</mo>
                <mrow>
                  <mo fence="true" stretchy="fals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i</mi>
                            </mrow>
                          </mrow>
                          <mo fence="true" stretchy="false">)</mo>
                        </mrow>
                        <mi>n</mi>
                      </msup>
                      <mo stretchy="false">−</mo>
                      <mn>1</mn>
                      <mo stretchy="false">−</mo>
                      <mrow>
                        <mi>n</mi>
                        <mo stretchy="false">∗</mo>
                        <mi>i</mi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/</mo>
        <mrow>
          <mo fence="true" stretchy="false">(</mo>
          <mrow>
            <mrow>
              <msup>
                <mi>i</mi>
                <mn>2</mn>
              </msup>
              <mo stretchy="false">∗</mo>
              <msup>
                <mrow>
                  <mo fence="true" stretchy="false">(</mo>
                  <mrow>
                    <mrow>
                      <mn>1</mn>
                      <mo stretchy="false">+</mo>
                      <mi>i</mi>
                    </mrow>
                  </mrow>
                  <mo fence="true" stretchy="false">)</mo>
                </mrow>
                <mi>n</mi>
              </msup>
            </mrow>
          </mrow>
          <mo fence="true" stretchy="false">)</mo>
        </mrow>
      </mrow>
    </mrow>
    <annotation encoding="StarMath 5.0">G_arit = (i*((1+i)^n - 1) + aum * ((1+i)^n - 1 - n * i))/(i^2 * ( 1+ i )^n)</annotation>
  </semantics>
</math>
</file>

<file path=Object 8/content.xml><?xml version="1.0" encoding="utf-8"?>
<math xmlns="http://www.w3.org/1998/Math/MathML" display="block">
  <semantics>
    <mrow>
      <msub>
        <mi mathvariant="italic">CB</mi>
        <mi mathvariant="italic">arit</mi>
      </msub>
      <mo stretchy="false">=</mo>
      <mrow>
        <mi mathvariant="italic">Princ</mi>
        <mo stretchy="false">/</mo>
        <msub>
          <mi>G</mi>
          <mi mathvariant="italic">arit</mi>
        </msub>
      </mrow>
    </mrow>
    <annotation encoding="StarMath 5.0">CB_arit = Princ / G_arit</annotation>
  </semantics>
</math>
</file>